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bde2" officeooo:paragraph-rsid="0019b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@userPC:~$ cd <text:s/>workspace/Homeworks/1.IntroductionToJavaHomework/src</text:p>
      <text:p text:style-name="P1"/>
      <text:p text:style-name="P1">user@userPC:~/workspace/Homeworks/1.IntroductionToJavaHomework/src$ dir _1_PrintYourHometown.java _2_PrintDateAndTime.java _3_SumTwoNumbers.java _4_SortArrayOfStrings.java</text:p>
      <text:p text:style-name="P1">_1_PrintYourHometown.java <text:s/>_3_SumTwoNumbers.java</text:p>
      <text:p text:style-name="P1">_2_PrintDateAndTime.java <text:s text:c="2"/>_4_SortArrayOfStrings.java</text:p>
      <text:p text:style-name="P1">user@userPC:~/workspace/Homeworks/1.IntroductionToJavaHomework/src$ javac _3_SumTwoNumbers.java</text:p>
      <text:p text:style-name="P1">user@userPC:~/workspace/Homeworks/1.IntroductionToJavaHomework/src$ java _3_SumTwoNumbers</text:p>
      <text:p text:style-name="P1">3</text:p>
      <text:p text:style-name="P1">4</text:p>
      <text:p text:style-name="P1">7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3:18:18.131879085</meta:creation-date>
    <dc:date>2014-09-05T13:23:10.506147357</dc:date>
    <meta:editing-duration>P0D</meta:editing-duration>
    <meta:editing-cycles>1</meta:editing-cycles>
    <meta:document-statistic meta:table-count="0" meta:image-count="0" meta:object-count="0" meta:page-count="1" meta:paragraph-count="9" meta:word-count="22" meta:character-count="539" meta:non-whitespace-character-count="513"/>
    <meta:generator>LibreOffice/4.2.6.3$Linux_X86_64 LibreOffice_project/420m0$Build-3</meta:generator>
  </office:meta>
</office:document-meta>
</file>